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" fo:font-size="11pt" fo:language="de" fo:country="none" style:font-size-asian="11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officeooo:paragraph-rsid="0010fe76"/>
    </style:style>
    <style:style style:name="P4" style:family="paragraph" style:parent-style-name="Standard">
      <style:paragraph-properties fo:line-height="100%"/>
      <style:text-properties officeooo:rsid="0010fe76" officeooo:paragraph-rsid="0010fe76"/>
    </style:style>
    <style:style style:name="P5" style:family="paragraph" style:parent-style-name="Standard">
      <style:paragraph-properties fo:line-height="100%"/>
      <style:text-properties fo:font-size="15pt" fo:font-weight="bold" officeooo:rsid="0010fe76" officeooo:paragraph-rsid="0010fe76" style:font-size-asian="15pt" style:font-weight-asian="bold" style:font-size-complex="15pt" style:font-weight-complex="bold"/>
    </style:style>
    <style:style style:name="P6" style:family="paragraph" style:parent-style-name="Standard" style:master-page-name="Standard">
      <style:paragraph-properties fo:line-height="100%" style:page-number="auto"/>
      <style:text-properties fo:font-size="15pt" fo:font-weight="bold" officeooo:rsid="0010fe76" officeooo:paragraph-rsid="0010fe76" style:font-size-asian="15pt" style:font-weight-asian="bold" style:font-size-complex="15pt" style:font-weight-complex="bold"/>
    </style:style>
    <style:style style:name="T1" style:family="text">
      <style:text-properties style:font-name="Calibri" fo:font-size="11pt" fo:language="de" fo:country="none" style:font-size-asian="11pt"/>
    </style:style>
    <style:style style:name="T2" style:family="text">
      <style:text-properties style:font-name="Calibri" fo:font-size="11pt" fo:language="de" fo:country="none" officeooo:rsid="0010fe76" style:font-size-asian="11pt"/>
    </style:style>
    <style:style style:name="T3" style:family="text">
      <style:text-properties style:font-name="Calibri" fo:font-size="11pt" fo:language="de" fo:country="none" style:text-underline-style="solid" style:text-underline-width="auto" style:text-underline-color="font-color" style:font-size-asian="11pt"/>
    </style:style>
    <style:style style:name="T4" style:family="text">
      <style:text-properties style:font-name="Calibri" fo:font-size="11pt" fo:language="de" fo:country="none" style:text-underline-style="solid" style:text-underline-width="auto" style:text-underline-color="font-color" officeooo:rsid="0010fe76" style:font-size-asian="11pt"/>
    </style:style>
    <style:style style:name="T5" style:family="text">
      <style:text-properties style:font-name="Calibri" fo:font-size="11pt" fo:language="de" fo:country="none" fo:font-weight="bold" style:font-size-asian="11pt" style:font-weight-asian="bold" style:font-weight-complex="bold"/>
    </style:style>
    <style:style style:name="T6" style:family="text">
      <style:text-properties style:font-name="Calibri" fo:font-size="11pt" fo:language="de" fo:country="none" fo:font-weight="bold" officeooo:rsid="0010fe76" style:font-size-asian="11pt" style:font-weight-asian="bold" style:font-weight-complex="bold"/>
    </style:style>
    <style:style style:name="T7" style:family="text">
      <style:text-properties style:font-name="Calibri" fo:language="de" fo:country="none"/>
    </style:style>
    <style:style style:name="T8" style:family="text">
      <style:text-properties fo:language="de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Toni</text:span></text:p>
      <text:p text:style-name="P2"><text:span text:style-name="T1">1. <text:s text:c="2"/></text:span><text:span text:style-name="T3">Historie</text:span></text:p>
      <text:p text:style-name="P2"><text:span text:style-name="T1">1.1 Entstehung </text:span></text:p>
      <text:p text:style-name="P2"><text:span text:style-name="T1">1.2 Entwicklung mit Blick auf Großfirmen wie PayPal</text:span></text:p>
      <text:p text:style-name="P2"><text:span text:style-name="T1">1.3 Beeinflussung der Souzialstrukturen</text:span></text:p>
      <text:p text:style-name="P1"/>
      <text:p text:style-name="P2"><text:span text:style-name="T1">2. <text:s text:c="2"/></text:span><text:span text:style-name="T3">PayPal</text:span></text:p>
      <text:p text:style-name="P2"><text:span text:style-name="T1">2.1 Entstehung und grobe Funktionsweise</text:span></text:p>
      <text:p text:style-name="P2"><text:span text:style-name="T1">2.2 Entwicklung</text:span></text:p>
      <text:p text:style-name="P2"><text:span text:style-name="T1">2.3 Einfluss auf die Gesellschaft</text:span></text:p>
      <text:p text:style-name="P1"/>
      <text:p text:style-name="P3"><text:span text:style-name="T6">Eigenanteil</text:span><text:span text:style-name="T5">:</text:span><text:span text:style-name="T1"> <text:s/>Schülerumfrage zu Kaufgewohnheiten,</text:span></text:p>
      <text:p text:style-name="P3"><text:span text:style-name="T1"><text:tab/> <text:s text:c="8"/>Befragen von älteren Menschen zu Kaufgewohnheiten und Einstellung zum <text:tab/> <text:s text:c="11"/></text:span></text:p>
      <text:p text:style-name="P3"><text:span text:style-name="T1"><text:tab/> </text:span><text:span text:style-name="T2"><text:s text:c="8"/></text:span><text:span text:style-name="T1">Onlinehandel</text:span></text:p>
      <text:p text:style-name="P5"><text:span text:style-name="T7">Fabian</text:span></text:p>
      <text:p text:style-name="P2"><text:span text:style-name="T1">3. <text:s text:c="2"/></text:span><text:span text:style-name="T3">Konsumverhalten</text:span></text:p>
      <text:p text:style-name="P2"><text:span text:style-name="T1">3.1 Veränderungen im Konsum</text:span><text:span text:style-name="T2">v</text:span><text:span text:style-name="T1">erhalten über die Zeit</text:span></text:p>
      <text:p text:style-name="P2"><text:span text:style-name="T1">3.2 Einfluss des Onlinehandels</text:span></text:p>
      <text:p text:style-name="P4"><text:span text:style-name="T1">3.3 Mögliche Probleme und Folgen</text:span></text:p>
      <text:p text:style-name="P1"/>
      <text:p text:style-name="P2"><text:span text:style-name="T1">4. <text:s text:c="2"/></text:span><text:span text:style-name="T3">Auswirkungen </text:span><text:span text:style-name="T4">des Onlinehandels </text:span><text:span text:style-name="T3">auf die Infrastruktur</text:span></text:p>
      <text:p text:style-name="P2"><text:span text:style-name="T1">4.1 </text:span><text:span text:style-name="T2">V</text:span><text:span text:style-name="T1">ergangene Änderungen und Entwicklungen</text:span></text:p>
      <text:p text:style-name="P2"><text:span text:style-name="T1">4.2 </text:span><text:span text:style-name="T2">M</text:span><text:span text:style-name="T1">ögliche Entwicklungen in der Zukunft</text:span></text:p>
      <text:p text:style-name="P2"><text:span text:style-name="T1">4.3 Probleme mit dem Einfluss des Onlinehandles</text:span></text:p>
      <text:p text:style-name="P1"/>
      <text:p text:style-name="P2"><text:span text:style-name="T1">5. <text:s text:c="2"/></text:span><text:span text:style-name="T3">Globaler Vergleich des Einflusses und der Entwicklung des Onlinehand</text:span><text:span text:style-name="T4">e</text:span><text:span text:style-name="T3">ls</text:span></text:p>
      <text:p text:style-name="P1"/>
      <text:p text:style-name="P3"><text:span text:style-name="T1">6. <text:s text:c="2"/></text:span><text:span text:style-name="T4">Onlineversandhändler am Beispiel </text:span><text:span text:style-name="T3">Amazon</text:span></text:p>
      <text:p text:style-name="P2"><text:span text:style-name="T1">6.1 Entstehung und Entwicklung</text:span></text:p>
      <text:p text:style-name="P2"><text:span text:style-name="T1">6.2 Einfluss au</text:span><text:span text:style-name="T2">f</text:span><text:span text:style-name="T1"> Konsumverhalten </text:span></text:p>
      <text:p text:style-name="P2"><text:span text:style-name="T1">6.3 Onlinehändler als Konkurrenten zu lokalen Händlern</text:span></text:p>
      <text:p text:style-name="P2"><text:span text:style-name="T6">Eigenanteil</text:span><text:span text:style-name="T5">:</text:span><text:span text:style-name="T1"> Befragung von Passanten zu Kaufgewohnheiten,</text:span></text:p>
      <text:p text:style-name="P2"><text:span text:style-name="T1"><text:tab/> <text:s text:c="7"/>Imterviews mit Ladenbesitzern im ländlichen Raum</text:span></text:p>
      <text:p text:style-name="P5"><text:span text:style-name="T7">Chris</text:span></text:p>
      <text:p text:style-name="P2"><text:span text:style-name="T1">7. <text:s text:c="2"/></text:span><text:span text:style-name="T3">Wirtschaft</text:span></text:p>
      <text:p text:style-name="P2"><text:span text:style-name="T1">7.1 Entwicklung der Wirtschaft</text:span></text:p>
      <text:p text:style-name="P2"><text:span text:style-name="T1">7.2 Auswirkungen auf Konzerne und Umwelt</text:span></text:p>
      <text:p text:style-name="P2"><text:span text:style-name="T1">7.3 Auswirkungen auf Paketdienste</text:span></text:p>
      <text:p text:style-name="P2"><text:span text:style-name="T1">7.4 Folgeänderung</text:span><text:span text:style-name="T2">en von</text:span><text:span text:style-name="T1"> Import / Export</text:span></text:p>
      <text:p text:style-name="P1"/>
      <text:p text:style-name="P2"><text:span text:style-name="T1">8. <text:s text:c="2"/></text:span><text:span text:style-name="T3">Handeln im Internet</text:span></text:p>
      <text:p text:style-name="P2"><text:span text:style-name="T1">8.1 Marketing</text:span></text:p>
      <text:p text:style-name="P2"><text:span text:style-name="T1">8.2 Bezahlvorgänge </text:span></text:p>
      <text:p text:style-name="P2"><text:span text:style-name="T1">8.3 Kryptowährungen (?) </text:span></text:p>
      <text:p text:style-name="P3"><text:span text:style-name="T6">Eigenanteil</text:span><text:span text:style-name="T5">:</text:span><text:span text:style-name="T1"> Interviews mit ehemaligen Shopbesitzern im Bezug auf den Grund der <text:tab/> </text:span></text:p>
      <text:p text:style-name="P2"><text:span text:style-name="T1"><text:tab/> <text:s text:c="7"/>Schließung und Profitentwicklung,</text:span></text:p>
      <text:p text:style-name="P2"><text:span text:style-name="T1"><text:tab/> <text:s text:c="7"/>Interviews mit derzeitigen </text:span><text:span text:style-name="T2">Laden</text:span><text:span text:style-name="T1">besitzern zur Wirtschaftsl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10-21T20:30:27.882000000</meta:print-date>
    <dc:date>2019-10-21T20:32:37.517000000</dc:date>
    <meta:editing-duration>PT1M50S</meta:editing-duration>
    <meta:editing-cycles>1</meta:editing-cycles>
    <meta:document-statistic meta:table-count="0" meta:image-count="0" meta:object-count="0" meta:page-count="1" meta:paragraph-count="41" meta:word-count="185" meta:character-count="1497" meta:non-whitespace-character-count="1268"/>
    <meta:generator>LibreOffice/5.2.4.2$Windows_X86_64 LibreOffice_project/3d5603e1122f0f102b62521720ab13a38a4e0eb0</meta:generator>
  </office:meta>
</office:document-meta>
</file>